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fb0" officeooo:paragraph-rsid="0019efb0"/>
    </style:style>
    <style:style style:name="P2" style:family="paragraph" style:parent-style-name="Standard">
      <style:text-properties officeooo:rsid="001b2edd" officeooo:paragraph-rsid="001b2edd"/>
    </style:style>
    <style:style style:name="P3" style:family="paragraph" style:parent-style-name="Standard">
      <style:text-properties officeooo:rsid="0019efb0" officeooo:paragraph-rsid="0019ef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reehari ISC Computer</text:p>
      <text:p text:style-name="P1"/>
      <text:p text:style-name="P1"/>
      <text:p text:style-name="P1"><text:a xlink:type="simple" xlink:href="https://sites.google.com/site/javaprogramsisc/home/isc-topic-wise-questions/data-structures-stacks-queue-and-link-list" text:style-name="Internet_20_link" text:visited-style-name="Visited_20_Internet_20_Link">https://sites.google.com/site/javaprogramsisc/home/isc-topic-wise-questions/data-structures-stacks-queue-and-link-list</text:a></text:p>
      <text:p text:style-name="P1"/>
      <text:p text:style-name="P1"/>
      <text:p text:style-name="P1"><text:a xlink:type="simple" xlink:href="https://computernotes.thomasmani.com/" text:style-name="Internet_20_link" text:visited-style-name="Visited_20_Internet_20_Link">https://computernotes.thomasmani.com/</text:a> </text:p>
      <text:p text:style-name="P1"/>
      <text:p text:style-name="P1"/>
      <text:p text:style-name="P1"/>
      <text:p text:style-name="P1"><text:a xlink:type="simple" xlink:href="https://computernotes.thomasmani.com/imfix-to-prefix/" text:style-name="Internet_20_link" text:visited-style-name="Visited_20_Internet_20_Link">https://computernotes.thomasmani.com/imfix-to-prefix/</text:a></text:p>
      <text:p text:style-name="P1"/>
      <text:p text:style-name="P1"/>
      <text:p text:style-name="P1"><text:a xlink:type="simple" xlink:href="https://www.scribd.com/document/704822246/Most-expected-2-marks-Most-expected-questions-Stack-Computer-Science-Class-12" text:style-name="Internet_20_link" text:visited-style-name="Visited_20_Internet_20_Link">https://www.scribd.com/document/704822246/Most-expected-2-marks-Most-expected-questions-Stack-Computer-Science-Class-12</text:a> 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08:42:38.754129201</meta:creation-date>
    <dc:date>2024-12-22T10:51:02.061032906</dc:date>
    <meta:editing-duration>PT27M59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7" meta:character-count="350" meta:non-whitespace-character-count="346"/>
  </office:meta>
</office:document-meta>
</file>